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6000000C0BD8B6765571088BC.png" manifest:media-type="image/png"/>
  <manifest:file-entry manifest:full-path="Pictures/10000001000001570000010211E349449D361564.png" manifest:media-type="image/png"/>
  <manifest:file-entry manifest:full-path="Pictures/100000010000014E000000FCFC85EDE1A658B63D.png" manifest:media-type="image/png"/>
  <manifest:file-entry manifest:full-path="Pictures/100000010000014F00000103B4AA78EE88FDFB20.png" manifest:media-type="image/png"/>
  <manifest:file-entry manifest:full-path="Pictures/10000001000001F90000018175DBFBE8B6439F45.png" manifest:media-type="image/png"/>
  <manifest:file-entry manifest:full-path="Pictures/100000010000023C0000006F58787AB6408B2ED3.png" manifest:media-type="image/png"/>
  <manifest:file-entry manifest:full-path="Pictures/10000001000001CD0000015BEF3964959F55FEA5.png" manifest:media-type="image/png"/>
  <manifest:file-entry manifest:full-path="Pictures/10000001000001C80000015C28E7DE64CE170EAF.png" manifest:media-type="image/png"/>
  <manifest:file-entry manifest:full-path="Pictures/1000000100000202000001862138E5605721081C.png" manifest:media-type="image/png"/>
  <manifest:file-entry manifest:full-path="Pictures/10000001000002B0000000AC237995D85214E64F.png" manifest:media-type="image/png"/>
  <manifest:file-entry manifest:full-path="Pictures/10000001000002090000017D612175E87233A3F8.png" manifest:media-type="image/png"/>
  <manifest:file-entry manifest:full-path="Pictures/10000001000001FD000001848EDF6D3E8BC241EA.png" manifest:media-type="image/png"/>
  <manifest:file-entry manifest:full-path="Pictures/10000001000002010000017E3BB8D89B2A74BB8C.png" manifest:media-type="image/png"/>
  <manifest:file-entry manifest:full-path="Pictures/10000001000001FD000001856AA8FE6420F45C9D.png" manifest:media-type="image/png"/>
  <manifest:file-entry manifest:full-path="Pictures/100000010000039C000000A7A3F39518317CBC87.png" manifest:media-type="image/png"/>
  <manifest:file-entry manifest:full-path="Pictures/100000010000015E00000112EF7F2E94E7336827.png" manifest:media-type="image/png"/>
  <manifest:file-entry manifest:full-path="Pictures/10000001000001690000010E48AF1F874076B306.png" manifest:media-type="image/png"/>
  <manifest:file-entry manifest:full-path="Pictures/1000000100000163000001132C0E2CC4B8CCE6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1ef" officeooo:paragraph-rsid="0013d1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draw:frame draw:style-name="fr1" draw:name="Image1" text:anchor-type="char" svg:x="0cm" svg:y="1.736cm" svg:width="17cm" svg:height="3.821cm" draw:z-index="0"><draw:image xlink:href="Pictures/1000000100000356000000C0BD8B6765571088BC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2" text:anchor-type="char" svg:width="7.26cm" svg:height="5.461cm" draw:z-index="1"><draw:image xlink:href="Pictures/10000001000001570000010211E349449D36156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7.07cm" svg:height="5.334cm" draw:z-index="2"><draw:image xlink:href="Pictures/100000010000014E000000FCFC85EDE1A658B63D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width="7.091cm" svg:height="5.482cm" draw:z-index="3"><draw:image xlink:href="Pictures/100000010000014F00000103B4AA78EE88FDFB20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</text:p>
      <text:p text:style-name="P1">a)<draw:frame draw:style-name="fr2" draw:name="Image9" text:anchor-type="char" svg:width="12.107cm" svg:height="2.35cm" draw:z-index="8"><draw:image xlink:href="Pictures/100000010000023C0000006F58787AB6408B2ED3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><draw:frame draw:style-name="fr1" draw:name="Image10" text:anchor-type="char" svg:x="2.88cm" svg:y="0.064cm" svg:width="9.758cm" svg:height="7.345cm" draw:z-index="9"><draw:image xlink:href="Pictures/10000001000001CD0000015BEF3964959F55FE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2.997cm" svg:y="0cm" svg:width="9.652cm" svg:height="7.366cm" draw:z-index="10"><draw:image xlink:href="Pictures/10000001000001C80000015C28E7DE64CE170E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-0.616cm" svg:y="0.423cm" svg:width="7.777cm" svg:height="5.928cm" draw:z-index="11"><draw:image xlink:href="Pictures/10000001000001F90000018175DBFBE8B6439F45.png" xlink:type="simple" xlink:show="embed" xlink:actuate="onLoad" draw:mime-type="image/png"/></draw:frame><draw:frame draw:style-name="fr1" draw:name="Image13" text:anchor-type="char" svg:x="9.051cm" svg:y="0.355cm" svg:width="8.255cm" svg:height="6.264cm" draw:z-index="12"><draw:image xlink:href="Pictures/1000000100000202000001862138E560572108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.</text:p>
      <text:p text:style-name="P1"><draw:frame draw:style-name="fr2" draw:name="Image14" text:anchor-type="char" svg:width="14.563cm" svg:height="3.641cm" draw:z-index="13"><draw:image xlink:href="Pictures/10000001000002B0000000AC237995D85214E64F.png" xlink:type="simple" xlink:show="embed" xlink:actuate="onLoad" draw:mime-type="image/png"/></draw:frame><draw:frame draw:style-name="fr1" draw:name="Image16" text:anchor-type="char" svg:x="7.675cm" svg:y="4.064cm" svg:width="11.028cm" svg:height="8.065cm" draw:z-index="15"><draw:image xlink:href="Pictures/10000001000002090000017D612175E87233A3F8.png" xlink:type="simple" xlink:show="embed" xlink:actuate="onLoad" draw:mime-type="image/png"/></draw:frame></text:p>
      <text:p text:style-name="P1"><draw:frame draw:style-name="fr1" draw:name="Image15" text:anchor-type="char" svg:x="-1.649cm" svg:y="0.127cm" svg:width="8.733cm" svg:height="6.657cm" draw:z-index="14"><draw:image xlink:href="Pictures/10000001000001FD000001848EDF6D3E8BC241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-1.543cm" svg:y="0.042cm" svg:width="8.86cm" svg:height="6.597cm" draw:z-index="16"><draw:image xlink:href="Pictures/10000001000002010000017E3BB8D89B2A74BB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x="5.315cm" svg:y="1.164cm" svg:width="10.774cm" svg:height="8.234cm" draw:z-index="17"><draw:image xlink:href="Pictures/10000001000001FD000001856AA8FE6420F45C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/>
      <text:p text:style-name="P1"><draw:frame draw:style-name="fr4" draw:name="Image5" text:anchor-type="char" svg:width="17cm" svg:height="3.071cm" draw:z-index="4"><draw:image xlink:href="Pictures/100000010000039C000000A7A3F39518317CBC87.png" xlink:type="simple" xlink:show="embed" xlink:actuate="onLoad" draw:mime-type="image/png"/></draw:frame><text:tab/></text:p>
      <text:p text:style-name="P1"><draw:frame draw:style-name="fr1" draw:name="Image6" text:anchor-type="char" svg:x="4.288cm" svg:y="-0.194cm" svg:width="7.408cm" svg:height="5.8cm" draw:z-index="5"><draw:image xlink:href="Pictures/100000010000015E00000112EF7F2E94E73368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draw:frame draw:style-name="fr3" draw:name="Image7" text:anchor-type="char" svg:width="7.641cm" svg:height="5.715cm" draw:z-index="6"><draw:image xlink:href="Pictures/10000001000001690000010E48AF1F874076B306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8" text:anchor-type="char" svg:width="7.514cm" svg:height="5.821cm" draw:z-index="7"><draw:image xlink:href="Pictures/1000000100000163000001132C0E2CC4B8CCE6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23:22:24.637000000</meta:creation-date>
    <dc:date>2024-02-07T00:41:54.661000000</dc:date>
    <meta:editing-duration>PT53M55S</meta:editing-duration>
    <meta:editing-cycles>1</meta:editing-cycles>
    <meta:document-statistic meta:table-count="0" meta:image-count="18" meta:object-count="0" meta:page-count="5" meta:paragraph-count="11" meta:word-count="5" meta:character-count="18" meta:non-whitespace-character-count="10"/>
    <meta:generator>LibreOffice/7.4.0.3$Windows_X86_64 LibreOffice_project/f85e47c08ddd19c015c0114a68350214f7066f5a</meta:generator>
  </office:meta>
</office:document-meta>
</file>